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s" fo:country="ES"/>
    </style:style>
    <style:style style:name="P2" style:family="paragraph" style:parent-style-name="Text_20_body">
      <style:text-properties fo:language="es" fo:country="ES" officeooo:rsid="000a868d" officeooo:paragraph-rsid="000a868d"/>
    </style:style>
    <style:style style:name="P3" style:family="paragraph" style:parent-style-name="Text_20_body">
      <style:text-properties style:font-name="Liberation Serif" fo:font-size="12pt" fo:language="es" fo:country="ES" fo:font-weight="normal" officeooo:rsid="000c3d4e" officeooo:paragraph-rsid="000c3d4e" style:font-size-asian="12pt" style:font-weight-asian="normal" style:font-size-complex="12pt" style:font-weight-complex="normal"/>
    </style:style>
    <style:style style:name="P4" style:family="paragraph" style:parent-style-name="Title">
      <style:text-properties fo:language="es" fo:country="ES" officeooo:rsid="000a868d" officeooo:paragraph-rsid="000a868d"/>
    </style:style>
    <style:style style:name="P5" style:family="paragraph" style:parent-style-name="Subtitle">
      <style:text-properties fo:font-size="16pt" fo:language="es" fo:country="ES" officeooo:rsid="000a868d" officeooo:paragraph-rsid="000a868d" style:font-size-asian="16pt" style:font-size-complex="16pt"/>
    </style:style>
    <style:style style:name="P6" style:family="paragraph" style:parent-style-name="Text_20_body">
      <style:text-properties style:font-name="Liberation Serif" fo:font-size="12pt" fo:language="es" fo:country="ES" officeooo:paragraph-rsid="000f21c2" style:font-size-asian="12pt" style:font-size-complex="12pt"/>
    </style:style>
    <style:style style:name="P7" style:family="paragraph" style:parent-style-name="Text_20_body">
      <style:text-properties style:font-name="Liberation Serif" fo:font-size="12pt" fo:language="es" fo:country="ES" officeooo:rsid="0012e35d" officeooo:paragraph-rsid="0012e35d" style:font-size-asian="12pt" style:font-size-complex="12pt"/>
    </style:style>
    <style:style style:name="P8" style:family="paragraph" style:parent-style-name="Text_20_body">
      <style:text-properties style:font-name="Liberation Serif" fo:font-size="12pt" fo:language="es" fo:country="ES" fo:font-style="normal" fo:font-weight="normal" officeooo:rsid="0010b212" officeooo:paragraph-rsid="0010b212" style:font-size-asian="12pt" style:font-style-asian="normal" style:font-weight-asian="normal" style:font-size-complex="12pt" style:font-style-complex="normal" style:font-weight-complex="normal"/>
    </style:style>
    <style:style style:name="P9" style:family="paragraph" style:parent-style-name="Text_20_body">
      <style:text-properties fo:language="es" fo:country="ES" officeooo:paragraph-rsid="000c3d4e"/>
    </style:style>
    <style:style style:name="P10" style:family="paragraph" style:parent-style-name="Text_20_body">
      <style:text-properties fo:language="es" fo:country="ES" officeooo:paragraph-rsid="000f21c2"/>
    </style:style>
    <style:style style:name="P11" style:family="paragraph" style:parent-style-name="Text_20_body">
      <style:text-properties fo:language="es" fo:country="ES" officeooo:paragraph-rsid="0010b212"/>
    </style:style>
    <style:style style:name="P12" style:family="paragraph" style:parent-style-name="Text_20_body">
      <style:text-properties fo:language="es" fo:country="ES" officeooo:rsid="0010b212" officeooo:paragraph-rsid="0010b212"/>
    </style:style>
    <style:style style:name="P13" style:family="paragraph" style:parent-style-name="Text_20_body">
      <style:text-properties officeooo:paragraph-rsid="00149cb9"/>
    </style:style>
    <style:style style:name="P14" style:family="paragraph" style:parent-style-name="Text_20_body">
      <style:text-properties officeooo:rsid="00149cb9" officeooo:paragraph-rsid="00149cb9"/>
    </style:style>
    <style:style style:name="P15" style:family="paragraph" style:parent-style-name="Text_20_body">
      <style:text-properties officeooo:rsid="00169043" officeooo:paragraph-rsid="00169043"/>
    </style:style>
    <style:style style:name="P16" style:family="paragraph" style:parent-style-name="Text_20_body">
      <style:text-properties officeooo:paragraph-rsid="00169043"/>
    </style:style>
    <style:style style:name="P17" style:family="paragraph">
      <loext:graphic-properties draw:fill="none" draw:fill-color="#ffffff"/>
      <style:text-properties fo:font-size="12pt"/>
    </style:style>
    <style:style style:name="P18" style:family="paragraph">
      <style:paragraph-properties fo:text-align="center"/>
    </style:style>
    <style:style style:name="P19" style:family="paragraph">
      <style:paragraph-properties fo:text-align="center"/>
      <style:text-properties fo:font-size="12pt"/>
    </style:style>
    <style:style style:name="P20" style:family="paragraph">
      <loext:graphic-properties draw:fill="none" draw:fill-color="#ffffff"/>
      <style:text-properties fo:font-weight="bold" style:font-weight-asian="bold" style:font-weight-complex="bold"/>
    </style:style>
    <style:style style:name="P21" style:family="paragraph">
      <loext:graphic-properties draw:fill="none" draw:fill-color="#ffffff"/>
      <style:text-properties fo:font-size="12pt" fo:font-weight="bold" style:font-weight-asian="bold" style:font-weight-complex="bold"/>
    </style:style>
    <style:style style:name="P22" style:family="paragraph">
      <loext:graphic-properties draw:fill="none" draw:fill-color="#ffffff"/>
    </style:style>
    <style:style style:name="T1" style:family="text">
      <style:text-properties fo:font-weight="normal" officeooo:rsid="000c3d4e" style:font-weight-asian="normal" style:font-weight-complex="normal"/>
    </style:style>
    <style:style style:name="T2" style:family="text">
      <style:text-properties fo:font-weight="bold" officeooo:rsid="000c3d4e" style:font-weight-asian="bold" style:font-weight-complex="bold"/>
    </style:style>
    <style:style style:name="T3" style:family="text">
      <style:text-properties style:font-name="Liberation Serif" fo:font-size="12pt" fo:font-weight="normal" style:font-size-asian="12pt" style:font-weight-asian="normal" style:font-size-complex="12pt" style:font-weight-complex="normal"/>
    </style:style>
    <style:style style:name="T4" style:family="text">
      <style:text-properties style:font-name="Liberation Serif" fo:font-size="12pt" fo:font-weight="normal" officeooo:rsid="0010b212" style:font-size-asian="12pt" style:font-weight-asian="normal" style:font-size-complex="12pt" style:font-weight-complex="normal"/>
    </style:style>
    <style:style style:name="T5" style:family="text">
      <style:text-properties style:font-name="Liberation Serif" fo:font-size="12pt" fo:font-weight="normal" officeooo:rsid="000c3d4e" style:font-size-asian="12pt" style:font-weight-asian="normal" style:font-size-complex="12pt" style:font-weight-complex="normal"/>
    </style:style>
    <style:style style:name="T6" style:family="text">
      <style:text-properties style:font-name="Liberation Serif" fo:font-size="12pt" fo:font-weight="normal" officeooo:rsid="000f21c2" style:font-size-asian="12pt" style:font-weight-asian="normal" style:font-size-complex="12pt" style:font-weight-complex="normal"/>
    </style:style>
    <style:style style:name="T7" style:family="text">
      <style:text-properties style:font-name="Liberation Serif" fo:font-size="12pt" fo:language="es" fo:country="ES" fo:font-style="normal" style:text-underline-style="none" fo:font-weight="bold" officeooo:rsid="00149cb9" style:font-size-asian="12pt" style:font-style-asian="normal" style:font-weight-asian="bold" style:font-size-complex="12pt" style:font-style-complex="normal" style:font-weight-complex="bold"/>
    </style:style>
    <style:style style:name="T8" style:family="text">
      <style:text-properties style:font-name="Liberation Serif" fo:font-size="12pt" fo:language="es" fo:country="ES" fo:font-style="normal" style:text-underline-style="none" fo:font-weight="normal" style:font-size-asian="12pt" style:font-style-asian="normal" style:font-weight-asian="normal" style:font-size-complex="12pt" style:font-style-complex="normal" style:font-weight-complex="normal"/>
    </style:style>
    <style:style style:name="T9" style:family="text">
      <style:text-properties style:font-name="Liberation Serif" fo:font-size="12pt" fo:language="es" fo:country="ES" fo:font-style="normal" style:text-underline-style="none" fo:font-weight="normal" officeooo:rsid="00149cb9" style:font-size-asian="12pt" style:font-style-asian="normal" style:font-weight-asian="normal" style:font-size-complex="12pt" style:font-style-complex="normal" style:font-weight-complex="normal"/>
    </style:style>
    <style:style style:name="T10" style:family="text">
      <style:text-properties style:font-name="Liberation Serif" fo:font-size="12pt" fo:language="es" fo:country="ES" fo:font-style="normal" style:text-underline-style="none" fo:font-weight="normal" officeooo:rsid="00169043" style:font-size-asian="12pt" style:font-style-asian="normal" style:font-weight-asian="normal" style:font-size-complex="12pt" style:font-style-complex="normal" style:font-weight-complex="normal"/>
    </style:style>
    <style:style style:name="T11" style:family="text">
      <style:text-properties style:font-name="Liberation Serif" fo:font-size="12pt" fo:language="es" fo:country="ES"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style:font-name="Liberation Serif" fo:font-size="12pt" style:font-size-asian="12pt" style:font-size-complex="12pt"/>
    </style:style>
    <style:style style:name="T13" style:family="text">
      <style:text-properties style:font-name="Liberation Serif" fo:font-size="12pt" fo:font-weight="bold" officeooo:rsid="0010b212" style:font-size-asian="12pt" style:font-weight-asian="bold" style:font-size-complex="12pt" style:font-weight-complex="bold"/>
    </style:style>
    <style:style style:name="T14"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style:font-name="Liberation Serif" fo:font-size="12pt" fo:font-style="normal" fo:font-weight="normal" officeooo:rsid="0010b212" style:font-size-asian="12pt" style:font-style-asian="normal" style:font-weight-asian="normal" style:font-size-complex="12pt" style:font-style-complex="normal" style:font-weight-complex="normal"/>
    </style:style>
    <style:style style:name="T17" style:family="text">
      <style:text-properties style:font-name="Liberation Serif" fo:font-size="12pt" fo:font-style="normal" fo:font-weight="normal" officeooo:rsid="0012e35d" style:font-size-asian="12pt" style:font-style-asian="normal" style:font-weight-asian="normal" style:font-size-complex="12pt" style:font-style-complex="normal" style:font-weight-complex="normal"/>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style:font-name="Liberation Serif" fo:font-size="12pt" fo:font-weight="normal" style:font-size-asian="12pt" style:font-weight-asian="normal" style:font-size-complex="12pt" style:font-weight-complex="normal"/>
    </style:style>
    <style:style style:name="T21" style:family="text">
      <style:text-properties style:font-name="Liberation Serif" fo:font-size="12pt" fo:language="es" fo:country="ES"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style:font-name="Liberation Serif" fo:font-size="12pt" fo:language="es" fo:country="ES" fo:font-style="normal" style:text-underline-style="none" fo:font-weight="normal" officeooo:rsid="00169043" style:font-size-asian="12pt" style:font-style-asian="normal" style:font-weight-asian="normal" style:font-size-complex="12pt" style:font-style-complex="normal" style:font-weight-complex="normal"/>
    </style:style>
    <style:style style:name="T23" style:family="text">
      <style:text-properties fo:color="#bc7a00" fo:font-size="12pt"/>
    </style:style>
    <style:style style:name="T24" style:family="text">
      <style:text-properties fo:color="#000000" fo:font-size="12pt"/>
    </style:style>
    <style:style style:name="T25" style:family="text">
      <style:text-properties fo:color="#408080" fo:font-size="12pt"/>
    </style:style>
    <style:style style:name="T26" style:family="text">
      <style:text-properties fo:color="#b00040" fo:font-size="12pt"/>
    </style:style>
    <style:style style:name="T27" style:family="text">
      <style:text-properties fo:color="#0000ff" fo:font-size="12pt"/>
    </style:style>
    <style:style style:name="T28" style:family="text">
      <style:text-properties fo:color="#008000" fo:font-size="12pt"/>
    </style:style>
    <style:style style:name="T29" style:family="text">
      <style:text-properties fo:color="#666666" fo:font-size="12pt"/>
    </style:style>
    <style:style style:name="T30" style:family="text">
      <style:text-properties fo:color="#ba2121" fo:font-size="12pt"/>
    </style:style>
    <style:style style:name="T31" style:family="text">
      <style:text-properties fo:color="#bb6622" fo:font-size="12pt"/>
    </style:style>
    <style:style style:name="T32" style:family="text">
      <style:text-properties fo:font-size="16pt" fo:font-weight="bold" style:font-size-asian="14pt" style:font-weight-asian="bold" style:font-size-complex="16pt" style:font-weight-complex="bold"/>
    </style:style>
    <style:style style:name="T33" style:family="text">
      <style:text-properties fo:font-size="15pt" fo:font-weight="bold" style:font-size-asian="13pt" style:font-weight-asian="bold" style:font-size-complex="15pt" style:font-weight-complex="bold"/>
    </style:style>
    <style:style style:name="T34" style:family="text">
      <style:text-properties fo:color="#bc7a00"/>
    </style:style>
    <style:style style:name="T35" style:family="text">
      <style:text-properties fo:color="#000000"/>
    </style:style>
    <style:style style:name="T36" style:family="text">
      <style:text-properties fo:color="#408080"/>
    </style:style>
    <style:style style:name="T37" style:family="text">
      <style:text-properties fo:color="#b00040"/>
    </style:style>
    <style:style style:name="T38" style:family="text">
      <style:text-properties fo:color="#0000ff"/>
    </style:style>
    <style:style style:name="T39" style:family="text">
      <style:text-properties fo:color="#008000"/>
    </style:style>
    <style:style style:name="T40" style:family="text">
      <style:text-properties fo:color="#666666"/>
    </style:style>
    <style:style style:name="T41" style:family="text">
      <style:text-properties fo:color="#ba2121"/>
    </style:style>
    <style:style style:name="T42" style:family="text">
      <style:text-properties fo:color="#bb6622"/>
    </style:style>
    <style:style style:name="gr1" style:family="graphic">
      <style:graphic-properties draw:stroke="none" svg:stroke-color="#000000" draw:fill="none" draw:fill-color="#ffffff" fo:min-height="6.72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6665in" fo:min-width="0.6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6673in" fo:min-width="0.6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heads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8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5in"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moria práctica 1</text:p>
      <text:p text:style-name="P2"/>
      <text:p text:style-name="P5">Rodrigo Lardiés Guillén, Carlos Gómez-Lobo Hernaiz</text:p>
      <text:p text:style-name="P2"/>
      <text:p text:style-name="P1"><text:span text:style-name="T2">Ejercicio 3.</text:span><text:span text:style-name="T1"> a) </text:span><text:span text:style-name="T3">Analiza el texto que imprime el programa. ¿Se puede saber a priori en qué orden se imprimirá el texto ? ¿Por qué?</text:span></text:p>
      <text:p text:style-name="P3">No, al estar ejecutándose dos procesos en paralelo que mandan imprimir texto en la terminal en un espacio de tiempo muy pequeño, dependerá del planificador del sistema operativo cuál de los dos se ejecutará antes.</text:p>
      <text:p text:style-name="P3"/>
      <text:p text:style-name="P9"><text:span text:style-name="T5">b) <text:s/></text:span><text:span text:style-name="T12">Cambia el código para que el proceso hijo imprima su pid y el de su padreen vez de la variable i.</text:span></text:p>
      <text:p text:style-name="P3"><draw:frame text:anchor-type="paragraph" draw:z-index="0" draw:name="Shape1" draw:style-name="gr1" draw:text-style-name="P17" svg:width="7.1331in" svg:height="6.7232in" svg:x="0.3465in" svg:y="0.0492in"><draw:text-box><text:p><text:span text:style-name="T23">#include</text:span><text:span text:style-name="T24"> </text:span><text:span text:style-name="T25">&lt;stdio.h&gt;</text:span></text:p><text:p><text:span text:style-name="T23">#include</text:span><text:span text:style-name="T24"> </text:span><text:span text:style-name="T25">&lt;stdlib.h&gt;</text:span></text:p><text:p><text:span text:style-name="T23">#include</text:span><text:span text:style-name="T24"> </text:span><text:span text:style-name="T25">&lt;unistd.h&gt;</text:span></text:p><text:p><text:span text:style-name="T23">#include</text:span><text:span text:style-name="T24"> </text:span><text:span text:style-name="T25">&lt;sys/types.h&gt;</text:span></text:p><text:p><text:span text:style-name="T23">#include</text:span><text:span text:style-name="T24"> </text:span><text:span text:style-name="T25">&lt;sys/wait.h&gt;</text:span></text:p><text:p><text:span text:style-name="T24"/></text:p><text:p><text:span text:style-name="T23">#define NUM_PROC 3</text:span></text:p><text:p><text:span text:style-name="T24"/></text:p><text:p><text:span text:style-name="T26">int</text:span><text:span text:style-name="T24"> </text:span><text:span text:style-name="T27">main</text:span><text:span text:style-name="T24">(</text:span><text:span text:style-name="T26">void</text:span><text:span text:style-name="T24">){</text:span></text:p><text:p><text:span text:style-name="T24"/></text:p><text:p><text:span text:style-name="T24"><text:tab/></text:span><text:span text:style-name="T26">pid_t</text:span><text:span text:style-name="T24"> pid;</text:span></text:p><text:p><text:span text:style-name="T24"><text:tab/></text:span><text:span text:style-name="T26">int</text:span><text:span text:style-name="T24"> i;</text:span></text:p><text:p><text:span text:style-name="T24"><text:tab/></text:span><text:span text:style-name="T28">for</text:span><text:span text:style-name="T24">(i </text:span><text:span text:style-name="T29">=</text:span><text:span text:style-name="T24"> </text:span><text:span text:style-name="T29">0</text:span><text:span text:style-name="T24">; i </text:span><text:span text:style-name="T29">&lt;</text:span><text:span text:style-name="T24"> NUM_PROC; i</text:span><text:span text:style-name="T29">++</text:span><text:span text:style-name="T24">) {</text:span></text:p><text:p><text:span text:style-name="T24"/></text:p><text:p><text:span text:style-name="T24"><text:tab/></text:span><text:span text:style-name="T24"><text:tab/></text:span><text:span text:style-name="T24"><text:tab/></text:span><text:span text:style-name="T24">pid </text:span><text:span text:style-name="T29">=</text:span><text:span text:style-name="T24"> fork();</text:span></text:p><text:p><text:span text:style-name="T24"><text:tab/></text:span><text:span text:style-name="T24"><text:tab/></text:span><text:span text:style-name="T24"><text:tab/></text:span><text:span text:style-name="T28">if</text:span><text:span text:style-name="T24">(pid </text:span><text:span text:style-name="T29">&lt;</text:span><text:span text:style-name="T24"> <text:s/></text:span><text:span text:style-name="T29">0</text:span><text:span text:style-name="T24">) {</text:span></text:p><text:p><text:span text:style-name="T24"><text:tab/></text:span><text:span text:style-name="T24"><text:tab/></text:span><text:span text:style-name="T24"><text:tab/></text:span><text:span text:style-name="T24"><text:tab/></text:span><text:span text:style-name="T24">printf(</text:span><text:span text:style-name="T30">"Error al emplear fork</text:span><text:span text:style-name="T31">\n</text:span><text:span text:style-name="T30">"</text:span><text:span text:style-name="T24">);</text:span></text:p><text:p><text:span text:style-name="T24"><text:tab/></text:span><text:span text:style-name="T24"><text:tab/></text:span><text:span text:style-name="T24"><text:tab/></text:span><text:span text:style-name="T24"><text:tab/></text:span><text:span text:style-name="T24">exit(EXIT_FAILURE);</text:span></text:p><text:p><text:span text:style-name="T24"><text:tab/></text:span><text:span text:style-name="T24"><text:tab/></text:span><text:span text:style-name="T24"><text:tab/></text:span><text:span text:style-name="T24">}</text:span></text:p><text:p><text:span text:style-name="T24"><text:tab/></text:span><text:span text:style-name="T24"><text:tab/></text:span><text:span text:style-name="T24"><text:tab/></text:span><text:span text:style-name="T28">else</text:span><text:span text:style-name="T24"> </text:span><text:span text:style-name="T28">if</text:span><text:span text:style-name="T24">(pid </text:span><text:span text:style-name="T29">==</text:span><text:span text:style-name="T24"> <text:s/></text:span><text:span text:style-name="T29">0</text:span><text:span text:style-name="T24">){</text:span></text:p><text:p><text:span text:style-name="T24"><text:tab/></text:span><text:span text:style-name="T24"><text:tab/></text:span><text:span text:style-name="T24"><text:tab/></text:span><text:span text:style-name="T24"><text:tab/></text:span><text:span text:style-name="T24">printf(</text:span><text:span text:style-name="T30">"HIJO %d PADRE %d</text:span><text:span text:style-name="T31">\n</text:span><text:span text:style-name="T30">"</text:span><text:span text:style-name="T24">, getpid(), getppid());</text:span></text:p><text:p><text:span text:style-name="T24"><text:tab/></text:span><text:span text:style-name="T24"><text:tab/></text:span><text:span text:style-name="T24"><text:tab/></text:span><text:span text:style-name="T24"><text:tab/></text:span><text:span text:style-name="T24">exit(EXIT_SUCCESS);</text:span></text:p><text:p><text:span text:style-name="T24"><text:tab/></text:span><text:span text:style-name="T24"><text:tab/></text:span><text:span text:style-name="T24"><text:tab/></text:span><text:span text:style-name="T24">}</text:span></text:p><text:p><text:span text:style-name="T24"><text:tab/></text:span><text:span text:style-name="T24"><text:tab/></text:span><text:span text:style-name="T24"><text:tab/></text:span><text:span text:style-name="T28">else</text:span><text:span text:style-name="T24"> </text:span><text:span text:style-name="T28">if</text:span><text:span text:style-name="T24">(pid </text:span><text:span text:style-name="T29">&gt;</text:span><text:span text:style-name="T24"> <text:s/></text:span><text:span text:style-name="T29">0</text:span><text:span text:style-name="T24">){</text:span></text:p><text:p><text:span text:style-name="T24"><text:tab/></text:span><text:span text:style-name="T24"><text:tab/></text:span><text:span text:style-name="T24"><text:tab/></text:span><text:span text:style-name="T24"><text:tab/></text:span><text:span text:style-name="T24">printf(</text:span><text:span text:style-name="T30">"PADRE %d</text:span><text:span text:style-name="T31">\n</text:span><text:span text:style-name="T30">"</text:span><text:span text:style-name="T24">, i);</text:span></text:p><text:p><text:span text:style-name="T24"><text:tab/></text:span><text:span text:style-name="T24"><text:tab/></text:span><text:span text:style-name="T24"><text:tab/></text:span><text:span text:style-name="T24">}</text:span></text:p><text:p><text:span text:style-name="T24"><text:tab/></text:span><text:span text:style-name="T24">}</text:span></text:p><text:p><text:span text:style-name="T24"><text:tab/></text:span><text:span text:style-name="T24">wait(</text:span><text:span text:style-name="T28">NULL</text:span><text:span text:style-name="T24">);</text:span></text:p><text:p><text:span text:style-name="T24"><text:tab/></text:span><text:span text:style-name="T24">exit(EXIT_SUCCESS);</text:span></text:p><text:p><text:span text:style-name="T24">}</text:span></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text:soft-page-break/><text:span text:style-name="T6">c) <text:s/></text:span><text:span text:style-name="T12">Analiza el árbol de procesos que genera el código de arriba. Muestralo en la memoria como un diagrama de árbol (como el que aparece en el ejercicio 4) explicando porqué es así.</text:span></text:p>
      <text:p text:style-name="P6"><draw:custom-shape text:anchor-type="paragraph" draw:z-index="1" draw:name="Shape2" draw:style-name="gr2" draw:text-style-name="P18" svg:width="0.6669in" svg:height="0.6669in" svg:x="2.6071in" svg:y="0.3736in"><text:p/><draw:enhanced-geometry svg:viewBox="0 0 21600 21600" draw:type="rectangle" draw:enhanced-path="M 0 0 L 21600 0 21600 21600 0 21600 0 0 Z N"/></draw:custom-shape><draw:custom-shape text:anchor-type="paragraph" draw:z-index="2" draw:name="Shape2" draw:style-name="gr2" draw:text-style-name="P18" svg:width="0.6669in" svg:height="0.6669in" svg:x="3.5756in" svg:y="3.3634in"><text:p/><draw:enhanced-geometry svg:viewBox="0 0 21600 21600" draw:type="rectangle" draw:enhanced-path="M 0 0 L 21600 0 21600 21600 0 21600 0 0 Z N"/></draw:custom-shape><draw:custom-shape text:anchor-type="paragraph" draw:z-index="3" draw:name="Shape2" draw:style-name="gr2" draw:text-style-name="P18" svg:width="0.6669in" svg:height="0.6669in" svg:x="3.5862in" svg:y="2.3736in"><text:p/><draw:enhanced-geometry svg:viewBox="0 0 21600 21600" draw:type="rectangle" draw:enhanced-path="M 0 0 L 21600 0 21600 21600 0 21600 0 0 Z N"/></draw:custom-shape><draw:custom-shape text:anchor-type="paragraph" draw:z-index="4" draw:name="Shape2" draw:style-name="gr3" draw:text-style-name="P19" svg:width="0.6677in" svg:height="0.6677in" svg:x="3.5862in" svg:y="1.3945in"><text:p/><draw:enhanced-geometry svg:viewBox="0 0 21600 21600" draw:type="rectangle" draw:enhanced-path="M 0 0 L 21600 0 21600 21600 0 21600 0 0 Z N"/></draw:custom-shape><draw:frame text:anchor-type="paragraph" draw:z-index="5" draw:name="Shape3" draw:style-name="gr4" draw:text-style-name="P20" svg:width="0.4276in" svg:height="0.3752in" svg:x="2.8465in" svg:y="0.561in"><draw:text-box><text:p><text:span text:style-name="T32">P1</text:span></text:p></draw:text-box></draw:frame><draw:line text:anchor-type="paragraph" draw:z-index="6" draw:name="Shape4" draw:style-name="gr5" draw:text-style-name="P18" svg:x1="2.9299in" svg:y1="1.0402in" svg:x2="2.9299in" svg:y2="3.8319in"><text:p/></draw:line><draw:line text:anchor-type="paragraph" draw:z-index="7" draw:name="Shape5" draw:style-name="gr6" draw:text-style-name="P18" svg:x1="3.5756in" svg:y1="3.8319in" svg:x2="2.9299in" svg:y2="3.8319in"><text:p/></draw:line><draw:line text:anchor-type="paragraph" draw:z-index="8" draw:name="Shape5" draw:style-name="gr6" draw:text-style-name="P18" svg:x1="3.5858in" svg:y1="2.7484in" svg:x2="2.9402in" svg:y2="2.7484in"><text:p/></draw:line><draw:line text:anchor-type="paragraph" draw:z-index="9" draw:name="Shape5" draw:style-name="gr6" draw:text-style-name="P18" svg:x1="3.5858in" svg:y1="1.7484in" svg:x2="2.9402in" svg:y2="1.7484in"><text:p/></draw:line><draw:frame text:anchor-type="paragraph" draw:z-index="10" draw:name="Shape6" draw:style-name="gr7" draw:text-style-name="P21" svg:width="0.3543in" svg:height="0.2406in" svg:x="3.7839in" svg:y="1.6236in"><draw:text-box><text:p><text:span text:style-name="T33">H1</text:span></text:p></draw:text-box></draw:frame><draw:frame text:anchor-type="paragraph" draw:z-index="11" draw:name="Shape6" draw:style-name="gr7" draw:text-style-name="P21" svg:width="0.3543in" svg:height="0.2406in" svg:x="3.7945in" svg:y="2.5819in"><draw:text-box><text:p><text:span text:style-name="T33">H2</text:span></text:p></draw:text-box></draw:frame><draw:frame text:anchor-type="paragraph" draw:z-index="12" draw:name="Shape6" draw:style-name="gr7" draw:text-style-name="P21" svg:width="0.3543in" svg:height="0.2406in" svg:x="3.7736in" svg:y="3.5717in"><draw:text-box><text:p><text:span text:style-name="T33">H3</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En cada iteración del bucle <text:span text:style-name="T18">for</text:span><text:span text:style-name="T19">, el proceso padre crea un hijo que termina justo después mientras que el padre hace la siguiente iteración, repitiendo la iteración hasta que el bucle acabe y creando así tantos procesos hijos como valor tenga la macro </text:span><text:span text:style-name="T18">NUM_PROC</text:span><text:span text:style-name="T19">.</text:span></text:p>
      <text:p text:style-name="P6"><text:soft-page-break/></text:p>
      <text:p text:style-name="P11"><text:span text:style-name="T13">Ejercicio 4.</text:span><text:span text:style-name="T4"> a) </text:span><text:span text:style-name="T3">El código del ejercicio 3 deja procesos huérfanos, ¿Por qué?</text:span></text:p>
      <text:p text:style-name="P12"><text:span text:style-name="T3">Porque al poner </text:span><text:span text:style-name="T14">wait(null)</text:span><text:span text:style-name="T15"> el proceso padre solo espera a que muera el primer proceso, y entonces también se muere, dejando otro u otros procesos todavía ejecutándose. Esto se </text:span><text:span text:style-name="T17">puede verse mejor</text:span><text:span text:style-name="T15"> si ponemos un </text:span><text:span text:style-name="T14">sleep(i)</text:span><text:span text:style-name="T15"> justo antes de imprimir en pantalla el pid de los hijos.</text:span></text:p>
      <text:p text:style-name="P8"/>
      <text:p text:style-name="P11"><text:span text:style-name="T16">b) </text:span><text:span text:style-name="T15">Introduce el mínimo número de cambios en el código del ejercicio 3 para que no deje procesos huérfanos.</text:span></text:p>
      <text:p text:style-name="P12"><text:span text:style-name="T15">Este problema podría </text:span><text:span text:style-name="T17">solucionarse </text:span><text:span text:style-name="T15">simplemente cambiando de sitio la instrucción </text:span><text:span text:style-name="T14">wait(null)</text:span><text:span text:style-name="T15">, poniéndola dentro del bucle, junto con la instrucción que hace que el padre imprima en pantalla. De esta forma el padre espera a que muera cada proceso, antes de crear el siguiente o morir, evitando así dejar procesos huérfanos.</text:span></text:p>
      <text:p text:style-name="P8"><draw:frame text:anchor-type="paragraph" draw:z-index="14" draw:name="Shape8" draw:style-name="gr9" draw:text-style-name="P22" svg:width="6.7921in" svg:height="6.7094in" svg:x="0.1173in" svg:y="0.0689in"><draw:text-box><text:p><text:span text:style-name="T34">#include</text:span><text:span text:style-name="T35"> </text:span><text:span text:style-name="T36">&lt;stdio.h&gt;</text:span></text:p><text:p><text:span text:style-name="T34">#include</text:span><text:span text:style-name="T35"> </text:span><text:span text:style-name="T36">&lt;stdlib.h&gt;</text:span></text:p><text:p><text:span text:style-name="T34">#include</text:span><text:span text:style-name="T35"> </text:span><text:span text:style-name="T36">&lt;unistd.h&gt;</text:span></text:p><text:p><text:span text:style-name="T34">#include</text:span><text:span text:style-name="T35"> </text:span><text:span text:style-name="T36">&lt;sys/types.h&gt;</text:span></text:p><text:p><text:span text:style-name="T34">#include</text:span><text:span text:style-name="T35"> </text:span><text:span text:style-name="T36">&lt;sys/wait.h&gt;</text:span></text:p><text:p><text:span text:style-name="T35"/></text:p><text:p><text:span text:style-name="T34">#define NUM_PROC 3</text:span></text:p><text:p><text:span text:style-name="T35"/></text:p><text:p><text:span text:style-name="T37">int</text:span><text:span text:style-name="T35"> </text:span><text:span text:style-name="T38">main</text:span><text:span text:style-name="T35">(</text:span><text:span text:style-name="T37">void</text:span><text:span text:style-name="T35">)</text:span></text:p><text:p><text:span text:style-name="T35">{</text:span></text:p><text:p><text:span text:style-name="T35"><text:tab/></text:span><text:span text:style-name="T37">pid_t</text:span><text:span text:style-name="T35"> pid;</text:span></text:p><text:p><text:span text:style-name="T35"><text:tab/></text:span><text:span text:style-name="T37">int</text:span><text:span text:style-name="T35"> i;</text:span></text:p><text:p><text:span text:style-name="T35"><text:tab/></text:span><text:span text:style-name="T39">for</text:span><text:span text:style-name="T35">(i </text:span><text:span text:style-name="T40">=</text:span><text:span text:style-name="T35"> </text:span><text:span text:style-name="T40">0</text:span><text:span text:style-name="T35">; i </text:span><text:span text:style-name="T40">&lt;</text:span><text:span text:style-name="T35"> NUM_PROC; i</text:span><text:span text:style-name="T40">++</text:span><text:span text:style-name="T35">)</text:span></text:p><text:p><text:span text:style-name="T35"><text:tab/></text:span><text:span text:style-name="T35">{</text:span></text:p><text:p><text:span text:style-name="T35"><text:tab/></text:span><text:span text:style-name="T35"><text:tab/></text:span><text:span text:style-name="T35">pid </text:span><text:span text:style-name="T40">=</text:span><text:span text:style-name="T35"> fork();</text:span></text:p><text:p><text:span text:style-name="T35"><text:tab/></text:span><text:span text:style-name="T35"><text:tab/></text:span><text:span text:style-name="T39">if</text:span><text:span text:style-name="T35">(pid </text:span><text:span text:style-name="T40">&lt;</text:span><text:span text:style-name="T35"> <text:s/></text:span><text:span text:style-name="T40">0</text:span><text:span text:style-name="T35">)</text:span></text:p><text:p><text:span text:style-name="T35"><text:tab/></text:span><text:span text:style-name="T35"><text:tab/></text:span><text:span text:style-name="T35">{</text:span></text:p><text:p><text:span text:style-name="T35"><text:tab/></text:span><text:span text:style-name="T35"><text:tab/></text:span><text:span text:style-name="T35"><text:tab/></text:span><text:span text:style-name="T35">printf(</text:span><text:span text:style-name="T41">"Error al emplear fork</text:span><text:span text:style-name="T42">\n</text:span><text:span text:style-name="T41">"</text:span><text:span text:style-name="T35">);</text:span></text:p><text:p><text:span text:style-name="T35"><text:tab/></text:span><text:span text:style-name="T35"><text:tab/></text:span><text:span text:style-name="T35"><text:tab/></text:span><text:span text:style-name="T35">exit(EXIT_FAILURE);</text:span></text:p><text:p><text:span text:style-name="T35"><text:tab/></text:span><text:span text:style-name="T35"><text:tab/></text:span><text:span text:style-name="T35">}</text:span></text:p><text:p><text:span text:style-name="T35"><text:tab/></text:span><text:span text:style-name="T35"><text:tab/></text:span><text:span text:style-name="T39">else</text:span><text:span text:style-name="T35"> </text:span><text:span text:style-name="T39">if</text:span><text:span text:style-name="T35">(pid </text:span><text:span text:style-name="T40">==</text:span><text:span text:style-name="T35"> <text:s/></text:span><text:span text:style-name="T40">0</text:span><text:span text:style-name="T35">)</text:span></text:p><text:p><text:span text:style-name="T35"><text:tab/></text:span><text:span text:style-name="T35"><text:tab/></text:span><text:span text:style-name="T35">{</text:span></text:p><text:p><text:span text:style-name="T35"><text:tab/></text:span><text:span text:style-name="T35"><text:tab/></text:span><text:span text:style-name="T35"><text:tab/></text:span><text:span text:style-name="T35">sleep(i);</text:span></text:p><text:p><text:span text:style-name="T35"><text:tab/></text:span><text:span text:style-name="T35"><text:tab/></text:span><text:span text:style-name="T35"><text:tab/></text:span><text:span text:style-name="T35">printf(</text:span><text:span text:style-name="T41">"HIJO %d PADRE %d</text:span><text:span text:style-name="T42">\n</text:span><text:span text:style-name="T41">"</text:span><text:span text:style-name="T35">, getpid(), getppid());</text:span></text:p><text:p><text:span text:style-name="T35"><text:tab/></text:span><text:span text:style-name="T35"><text:tab/></text:span><text:span text:style-name="T35"><text:tab/></text:span><text:span text:style-name="T35">exit(EXIT_SUCCESS);</text:span></text:p><text:p><text:span text:style-name="T35"><text:tab/></text:span><text:span text:style-name="T35"><text:tab/></text:span><text:span text:style-name="T35">}</text:span></text:p><text:p><text:span text:style-name="T35"><text:tab/></text:span><text:span text:style-name="T35"><text:tab/></text:span><text:span text:style-name="T39">else</text:span><text:span text:style-name="T35"> </text:span><text:span text:style-name="T39">if</text:span><text:span text:style-name="T35">(pid </text:span><text:span text:style-name="T40">&gt;</text:span><text:span text:style-name="T35"> <text:s/></text:span><text:span text:style-name="T40">0</text:span><text:span text:style-name="T35">)</text:span></text:p><text:p><text:span text:style-name="T35"><text:tab/></text:span><text:span text:style-name="T35"><text:tab/></text:span><text:span text:style-name="T35">{</text:span></text:p><text:p><text:span text:style-name="T35"><text:tab/></text:span><text:span text:style-name="T35"><text:tab/></text:span><text:span text:style-name="T35"><text:tab/></text:span><text:span text:style-name="T35">printf(</text:span><text:span text:style-name="T41">"PADRE %d</text:span><text:span text:style-name="T42">\n</text:span><text:span text:style-name="T41">"</text:span><text:span text:style-name="T35">, i);</text:span></text:p><text:p><text:span text:style-name="T35"><text:tab/></text:span><text:span text:style-name="T35"><text:tab/></text:span><text:span text:style-name="T35"><text:tab/></text:span><text:span text:style-name="T35">wait(</text:span><text:span text:style-name="T39">NULL</text:span><text:span text:style-name="T35">);</text:span></text:p><text:p><text:span text:style-name="T35"><text:tab/></text:span><text:span text:style-name="T35"><text:tab/></text:span><text:span text:style-name="T35">}</text:span></text:p><text:p><text:span text:style-name="T35"><text:tab/></text:span><text:span text:style-name="T35">}</text:span></text:p><text:p><text:span text:style-name="T35"><text:tab/></text:span><text:span text:style-name="T35">exit(EXIT_SUCCESS);</text:span></text:p><text:p><text:span text:style-name="T35">}</text:span></text:p><text:p><text:span text:style-name="T35"/></text:p></draw:text-box></draw:frame></text:p>
      <text:p text:style-name="P11"><text:soft-page-break/><text:span text:style-name="T16">c) </text:span><text:span text:style-name="T15">Escribe un programa en C (ejercicio4.c) que genere el siguiente árbol de procesos. El proceso padre genera un proceso hijo que a su vez generará otro hijo así hasta llegar a NUM_PROG procesos hijos. Asegurate de que cada padre espera a que termine su hijoy no queden procesos huérfanos.</text:span></text:p>
      <text:p text:style-name="P8"/>
      <text:p text:style-name="P8"><draw:frame text:anchor-type="paragraph" draw:z-index="13" draw:name="Shape7" draw:style-name="gr8" draw:text-style-name="P22" svg:width="6.6252in" svg:height="6.326in" svg:x="0.1799in" svg:y="-0.0272in"><draw:text-box><text:p><text:span text:style-name="T34">#include</text:span><text:span text:style-name="T35"> </text:span><text:span text:style-name="T36">&lt;stdio.h&gt;</text:span></text:p><text:p><text:span text:style-name="T34">#include</text:span><text:span text:style-name="T35"> </text:span><text:span text:style-name="T36">&lt;stdlib.h&gt;</text:span></text:p><text:p><text:span text:style-name="T34">#include</text:span><text:span text:style-name="T35"> </text:span><text:span text:style-name="T36">&lt;unistd.h&gt;</text:span></text:p><text:p><text:span text:style-name="T34">#include</text:span><text:span text:style-name="T35"> </text:span><text:span text:style-name="T36">&lt;sys/types.h&gt;</text:span></text:p><text:p><text:span text:style-name="T34">#include</text:span><text:span text:style-name="T35"> </text:span><text:span text:style-name="T36">&lt;sys/wait.h&gt;</text:span></text:p><text:p><text:span text:style-name="T35"/></text:p><text:p><text:span text:style-name="T34">#define NUM_PROC 3</text:span></text:p><text:p><text:span text:style-name="T35"/></text:p><text:p><text:span text:style-name="T37">int</text:span><text:span text:style-name="T35"> </text:span><text:span text:style-name="T38">main</text:span><text:span text:style-name="T35">(</text:span><text:span text:style-name="T37">void</text:span><text:span text:style-name="T35">)</text:span></text:p><text:p><text:span text:style-name="T35">{</text:span></text:p><text:p><text:span text:style-name="T35"><text:tab/></text:span><text:span text:style-name="T37">pid_t</text:span><text:span text:style-name="T35"> pid;</text:span></text:p><text:p><text:span text:style-name="T35"><text:tab/></text:span><text:span text:style-name="T37">int</text:span><text:span text:style-name="T35"> i, wstatus;</text:span></text:p><text:p><text:span text:style-name="T35"/></text:p><text:p><text:span text:style-name="T35"><text:tab/></text:span><text:span text:style-name="T39">for</text:span><text:span text:style-name="T35">(i </text:span><text:span text:style-name="T40">=</text:span><text:span text:style-name="T35"> </text:span><text:span text:style-name="T40">0</text:span><text:span text:style-name="T35">; i </text:span><text:span text:style-name="T40">&lt;</text:span><text:span text:style-name="T35"> NUM_PROC; i</text:span><text:span text:style-name="T40">++</text:span><text:span text:style-name="T35">) {</text:span></text:p><text:p><text:span text:style-name="T35"><text:tab/></text:span><text:span text:style-name="T35"><text:tab/></text:span><text:span text:style-name="T35">pid </text:span><text:span text:style-name="T40">=</text:span><text:span text:style-name="T35"> fork();</text:span></text:p><text:p><text:span text:style-name="T35"><text:tab/></text:span><text:span text:style-name="T35"><text:tab/></text:span><text:span text:style-name="T39">if</text:span><text:span text:style-name="T35">(pid </text:span><text:span text:style-name="T40">&lt;</text:span><text:span text:style-name="T35"> <text:s/></text:span><text:span text:style-name="T40">0</text:span><text:span text:style-name="T35">)</text:span></text:p><text:p><text:span text:style-name="T35"><text:tab/></text:span><text:span text:style-name="T35"><text:tab/></text:span><text:span text:style-name="T35">{</text:span></text:p><text:p><text:span text:style-name="T35"><text:tab/></text:span><text:span text:style-name="T35"><text:tab/></text:span><text:span text:style-name="T35"><text:tab/></text:span><text:span text:style-name="T35">printf(</text:span><text:span text:style-name="T41">"Error al emplear fork</text:span><text:span text:style-name="T42">\n</text:span><text:span text:style-name="T41">"</text:span><text:span text:style-name="T35">);</text:span></text:p><text:p><text:span text:style-name="T35"><text:tab/></text:span><text:span text:style-name="T35"><text:tab/></text:span><text:span text:style-name="T35"><text:tab/></text:span><text:span text:style-name="T35">exit(EXIT_FAILURE);</text:span></text:p><text:p><text:span text:style-name="T35"><text:tab/></text:span><text:span text:style-name="T35"><text:tab/></text:span><text:span text:style-name="T35">}</text:span></text:p><text:p><text:span text:style-name="T35"><text:tab/></text:span><text:span text:style-name="T35"><text:tab/></text:span><text:span text:style-name="T39">else</text:span><text:span text:style-name="T35"> </text:span><text:span text:style-name="T39">if</text:span><text:span text:style-name="T35">(pid </text:span><text:span text:style-name="T40">&gt;</text:span><text:span text:style-name="T35"> <text:s/></text:span><text:span text:style-name="T40">0</text:span><text:span text:style-name="T35">)</text:span></text:p><text:p><text:span text:style-name="T35"><text:tab/></text:span><text:span text:style-name="T35"><text:tab/></text:span><text:span text:style-name="T35">{</text:span></text:p><text:p><text:span text:style-name="T35"><text:tab/></text:span><text:span text:style-name="T35"><text:tab/></text:span><text:span text:style-name="T35"><text:tab/></text:span><text:span text:style-name="T35">printf(</text:span><text:span text:style-name="T41">"HIJO %d PADRE %d</text:span><text:span text:style-name="T42">\n</text:span><text:span text:style-name="T41">"</text:span><text:span text:style-name="T35">, getpid(), getppid());</text:span></text:p><text:p><text:span text:style-name="T35"><text:tab/></text:span><text:span text:style-name="T35"><text:tab/></text:span><text:span text:style-name="T35"><text:tab/></text:span><text:span text:style-name="T35">waitpid(pid, </text:span><text:span text:style-name="T40">&amp;</text:span><text:span text:style-name="T35">wstatus, </text:span><text:span text:style-name="T40">0</text:span><text:span text:style-name="T35">);</text:span></text:p><text:p><text:span text:style-name="T35"><text:tab/></text:span><text:span text:style-name="T35"><text:tab/></text:span><text:span text:style-name="T35"><text:tab/></text:span><text:span text:style-name="T35">exit(EXIT_SUCCESS);</text:span></text:p><text:p><text:span text:style-name="T35"><text:tab/></text:span><text:span text:style-name="T35"><text:tab/></text:span><text:span text:style-name="T35">}</text:span></text:p><text:p><text:span text:style-name="T35"><text:tab/></text:span><text:span text:style-name="T35"><text:tab/></text:span><text:span text:style-name="T39">else</text:span><text:span text:style-name="T35"> </text:span><text:span text:style-name="T39">if</text:span><text:span text:style-name="T35">(pid </text:span><text:span text:style-name="T40">==</text:span><text:span text:style-name="T35"> <text:s/></text:span><text:span text:style-name="T40">0</text:span><text:span text:style-name="T35">)</text:span></text:p><text:p><text:span text:style-name="T35"><text:tab/></text:span><text:span text:style-name="T35"><text:tab/></text:span><text:span text:style-name="T35">{</text:span></text:p><text:p><text:span text:style-name="T35"><text:tab/></text:span><text:span text:style-name="T35"><text:tab/></text:span><text:span text:style-name="T35"><text:tab/></text:span><text:span text:style-name="T35">printf(</text:span><text:span text:style-name="T41">"PROC %d</text:span><text:span text:style-name="T42">\n</text:span><text:span text:style-name="T41">"</text:span><text:span text:style-name="T35">, i);</text:span></text:p><text:p><text:span text:style-name="T35"><text:tab/></text:span><text:span text:style-name="T35"><text:tab/></text:span><text:span text:style-name="T35">}</text:span></text:p><text:p><text:span text:style-name="T35"><text:tab/></text:span><text:span text:style-name="T35">}</text:span></text:p><text:p><text:span text:style-name="T35"><text:tab/></text:span><text:span text:style-name="T35">exit(EXIT_SUCCESS);</text:span></text:p><text:p><text:span text:style-name="T35">}</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text:span text:style-name="T7">Ejercicio 5.</text:span><text:span text:style-name="T9"> <text:s/></text:span><text:span text:style-name="T10">a) </text:span><text:span text:style-name="T3">En el programa anterior se reserva memoria en el proceso padre y la inicializa en el proceso hijo usando el método strcpy(que copia un stringa una posición de memoria), una vez el proceso hijo termina el padre lo imprime por pantalla. ¿Qué ocurre cuando ejecutamos el código? ¿Es este programa correcto? ¿Por qué? justifica tu respuesta. </text:span></text:p>
      <text:p text:style-name="P13"><text:span text:style-name="T9"/></text:p>
      <text:p text:style-name="P14"><text:span text:style-name="T8">Lo que ocurre es que el padre imprime “</text:span><text:span text:style-name="T11">PADRE:”, </text:span><text:span text:style-name="T8">pero no la frase. Esto se debe a que el proceso padre y el hijo no comparten memoria y, por tanto, aunque ambos tienen memoria reservada para la variable </text:span><text:span text:style-name="T11">sentence</text:span><text:span text:style-name="T8">, esta memoria es distinta y cuando el hijo cambia su valor, este no cambia para el padre, y por ello no imprime nada.</text:span></text:p>
      <text:p text:style-name="P16"><text:soft-page-break/><text:span text:style-name="T10">b)</text:span><text:span text:style-name="T10"> </text:span><text:span text:style-name="T8">El programa anterior contiene un memory leakya que el array sentencenunca se libera. Corrige el código para eliminar este memory leak.¿Dónde hay que liberar la memoria en el padre, en el hijo o en ambos?. Justifica tu respuesta.</text:span></text:p>
      <text:p text:style-name="P16"><text:span text:style-name="T10"/></text:p>
      <text:p text:style-name="P15"><text:span text:style-name="T8">Para arreglar la pérdida de mamoria, sería necesario poner un </text:span><text:span text:style-name="T11">free</text:span><text:span text:style-name="T8"> antes de que termine la ejecución de ambos procesos, uno para cada uno. Esto es así poque, como se explica anteriormente, ambos programas tienen memorias independientes, que por tanto tienen que liberarse de manera independiente.</text:span></text:p>
      <text:p text:style-name="P15"><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01:22:18.357513114</meta:creation-date>
    <dc:date>2019-02-26T02:32:34.060645161</dc:date>
    <meta:editing-duration>PT2H22M36S</meta:editing-duration>
    <meta:editing-cycles>4</meta:editing-cycles>
    <meta:generator>LibreOffice/6.0.7.3$Linux_X86_64 LibreOffice_project/00m0$Build-3</meta:generator>
    <meta:document-statistic meta:table-count="0" meta:image-count="0" meta:object-count="0" meta:page-count="5" meta:paragraph-count="16" meta:word-count="553" meta:character-count="3225" meta:non-whitespace-character-count="2684"/>
  </office:meta>
</office:document-meta>
</file>